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16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729cm"/>
        </style:tab-stops>
      </style:paragraph-properties>
    </style:style>
    <style:style style:name="P3" style:family="paragraph" style:parent-style-name="Title" style:master-page-name="Standard">
      <style:paragraph-properties style:page-number="auto"/>
    </style:style>
    <style:style style:name="T1" style:family="text">
      <style:text-properties fo:font-variant="normal" fo:text-transform="none" fo:color="#444950" style:font-name="Helvetica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type chaton</text:p>
      <text:p text:style-name="Title"><text:tab/></text:p>
      <text:p text:style-name="Standard">Nom <text:s text:c="3"/>Othello</text:p>
      <text:p text:style-name="Standard">Sexe <text:s/>male</text:p>
      <text:p text:style-name="Standard">Date de naissance <text:s text:c="2"/>07/04/18</text:p>
      <text:p text:style-name="Standard">Couleur robe <text:s/>NOIR</text:p>
      <text:p text:style-name="P1">Couleur yeux <text:tab/>vert</text:p>
      <text:p text:style-name="P1">Signes particuliers<text:bookmark text:name="_GoBack"/> <text:s text:c="3"/>/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Delmotte</meta:initial-creator>
    <dc:creator>jennifer derison</dc:creator>
    <meta:editing-cycles>1</meta:editing-cycles>
    <meta:creation-date>2018-11-22T15:44:00</meta:creation-date>
    <dc:date>2018-12-04T16:52:31.95</dc:date>
    <meta:editing-duration>PT4S</meta:editing-duration>
    <meta:generator>OpenOffice/4.1.5$Win32 OpenOffice.org_project/415m1$Build-9789</meta:generator>
    <meta:document-statistic meta:table-count="0" meta:image-count="0" meta:object-count="0" meta:page-count="1" meta:paragraph-count="9" meta:word-count="20" meta:character-count="1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